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7-21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5-0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14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18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5-01-15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15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7-30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7-15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4-2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2-0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4-01-12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3-09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3-08-0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3-04-1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3-01-10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2-10-1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2-07-13 0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2-04-1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2-01-1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1-09-15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1-06-1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1-03-26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0-12-10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0-11-04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0-08-10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0-04-1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20-01-15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9-10-15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9-07-2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9-01-10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8-10-10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8-07-11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8-04-1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8-01-09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7-10-10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7-07-12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7-04-10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7-01-10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6-10-11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6-07-12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6-04-13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6-01-12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5-10-16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5-07-13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5-04-13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5-01-1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4-10-13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4-07-1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4-04-14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4-01-16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3-10-15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3-07-15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3-04-1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3-01-14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2-10-12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2-07-10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2-04-11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2-01-13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1-10-10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1-07-14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1-04-1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1-01-1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0-10-14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0-07-14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0-04-13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10-01-1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9-10-22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9-07-14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9-04-16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9-01-2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8-10-23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8-07-1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8-04-1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8-01-16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7-10-1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7-07-1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7-04-1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7-01-17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6-10-16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6-07-13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6-04-1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6-01-12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5-10-13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5-07-14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5-04-14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2-0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1-16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0-14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09-14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08-17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07-14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06-17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05-1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04-0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03-16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02-17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4-01-1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3-12-1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3-11-12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3-10-13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3-09-15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3-08-12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3-07-1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3-06-1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3-05-1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3-04-15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3-03-17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3-02-25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3-01-15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2-12-19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2-11-12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2-10-17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2-09-17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2-08-14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2-07-1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2-06-1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2-05-16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2-04-16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2-03-14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2-02-20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2-01-1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1-12-1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1-11-15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1-10-1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1-09-12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1-08-1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1-07-19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1-06-2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1-05-16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1-04-25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1-03-27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1-02-14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1-01-18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0-12-1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0-11-15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0-10-1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0-09-22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0-08-1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0-07-19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0-06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0-05-16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0-04-20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0-03-15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0-02-2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0-01-19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2000-01-0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9-12-01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9-11-0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9-09-29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9-09-14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9-08-02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9-07-01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9-06-1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9-04-22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9-03-11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9-02-02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9-01-13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8-12-09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8-11-10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8-10-01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8-09-11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8-08-11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8-07-13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8-06-05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8-05-14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7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7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7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7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7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7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7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7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6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6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6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6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6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6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6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6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6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6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6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5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3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3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3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2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1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1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1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1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1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0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0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0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0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0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90-01-0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9-12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9-09-02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9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9-06-1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9-05-0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9-03-30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9-03-0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8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8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8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8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8-07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8-06-2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8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8-05-04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8-03-3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8-02-10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7-05-07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7-03-1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08-26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07-24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07-0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06-24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06-0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05-1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04-23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04-0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03-31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02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02-2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6-02-0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5-12-30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5-12-2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5-12-03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5-11-15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5-11-0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5-10-17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5-10-0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5-10-0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5-08-22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5-08-06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5-07-01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52-12</text:p>
          </table:table-cell>
          <table:table-cell office:value-type="string" calcext:value-type="string">
            <text:p>Lewes Railroad Park</text:p>
          </table:table-cell>
          <table:table-cell office:value-type="string" calcext:value-type="string">
            <text:p>1985-05-1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6" meta:object-count="0"/>
    <meta:user-defined meta:name="AppVersion">3.0</meta:user-defined>
  </office:meta>
</office:document-meta>
</file>